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00ff00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4a15a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fff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4a15a" fo:background-color="#ffff00"/>
    </style:style>
    <style:style style:name="T1" style:family="text">
      <style:text-properties fo:background-color="#ffff00"/>
    </style:style>
    <style:style style:name="T2" style:family="text">
      <style:text-properties officeooo:rsid="0014a15a" fo:background-color="#ffff00"/>
    </style:style>
    <style:style style:name="T3" style:family="text">
      <style:text-properties officeooo:rsid="0014a15a"/>
    </style:style>
    <style:style style:name="T4" style:family="text">
      <style:text-properties officeooo:rsid="0014a15a" fo:background-color="#00ff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3-06-14T17:18:04</dc:date><text:list text:style-name=""><text:list-item><text:p>&lt;!--StartFragment--&gt;</text:p></text:list-item></text:list></office:annotation>TODO Implementierung:</text:p>
      <text:p text:style-name="P1"/>
      <text:p text:style-name="P3"><text:span text:style-name="T4">erledigt</text:span><text:span text:style-name="T3"><text:tab/><text:tab/></text:span><text:span text:style-name="T2">testen/konsolidieren</text:span></text:p>
      <text:p text:style-name="P1"/>
      <text:p text:style-name="P4">- buffer states sind noch nicht korrekt implementiert</text:p>
      <text:p text:style-name="P2">- event priorities, s. S. 166f. in der Referenz</text:p>
      <text:p text:style-name="P1">- Eventsystem umstellen: </text:p>
      <text:p text:style-name="P1"><text:tab/><text:span text:style-name="T1">* module_request wird sofort weitergeleitet und Event damit gestartet</text:span></text:p>
      <text:p text:style-name="P4"><text:tab/>* liefert sofort die Zeit (und das Ergebnis)</text:p>
      <text:p text:style-name="P4"><text:tab/>* fügt einen result_chunk-Constraint ein</text:p>
      <text:p text:style-name="P4"><text:tab/>* bei do_event wird dieser result-chunk dann geladen</text:p>
      <text:p text:style-name="P5"><text:tab/></text:p>
      <text:p text:style-name="P5"><text:tab/>* schedule conflict resolution events properly</text:p>
      <text:p text:style-name="P4"><text:tab/>* module_request-start: priority 50</text:p>
      <text:p text:style-name="P4"><text:tab/>* start retrieval: priority -2000 (all buffer modifications must have been performed so right <text:tab/>sources of activation are used)</text:p>
      <text:p text:style-name="P4"><text:tab/>* retrieved-chunk: priority 0</text:p>
      <text:p text:style-name="P1">- scheduler: queue operationen in eigenes Modul. Schedule-Operationen in den core?</text:p>
      <text:p text:style-name="P1">- Strict Harvesting bearbeiten</text:p>
      <text:p text:style-name="P1">- Chunk merging</text:p>
      <text:p text:style-name="P1">- clearing of buffers: remove chunk constraints from core-namespace</text:p>
      <text:p text:style-name="P1">- Ausgaben für alle Schritte</text:p>
      <text:p text:style-name="P4">- Konfliktresolution als Event??</text:p>
      <text:p text:style-name="P1">- Noch mal alle Modelle aus Unit1 testen</text:p>
      <text:p text:style-name="P1">- Konsolidierung</text:p>
      <text:p text:style-name="P1">- Konsolidierung Compiler</text:p>
      <text:p text:style-name="P1">- Chunk Aktivierung</text:p>
      <text:p text:style-name="P1">- Konfliktresolution</text:p>
      <text:p text:style-name="P1">- CHecks: Typechecks, haben requests nur erlaubte Slots</text:p>
      <text:p text:style-name="P1">- Fehlermeldungen im Compiler. Evtl. hier gleich typechecks??</text:p>
      <text:p text:style-name="P1">- (modification requests)</text:p>
      <text:p text:style-name="P1">- (Imaginal Module)</text:p>
      <text:p text:style-name="P1">- (Partial Matching)</text:p>
      <text:p text:style-name="P1">- (Perceptual/Motor modules) eher nicht... hängt an Experimentumgebung</text:p>
      <text:p text:style-name="Text_20_body"><office:annotation><dc:date>2013-06-14T17:18:04</dc:date><text:list text:continue-numbering="true" text:style-name=""><text:list-item><text:p>&lt;!--EndFragment--&gt;</text:p></text:list-item></text:list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7:18:02</meta:creation-date>
    <dc:date>2013-06-14T17:20:32</dc:date>
    <meta:editing-duration>P0D</meta:editing-duration>
    <meta:editing-cycles>1</meta:editing-cycles>
    <meta:document-statistic meta:table-count="0" meta:image-count="0" meta:object-count="0" meta:page-count="1" meta:paragraph-count="32" meta:word-count="174" meta:character-count="1250" meta:non-whitespace-character-count="1094"/>
    <meta:generator>LibreOffice/4.0.3.3$Linux_X86_64 LibreOffice_project/400m0$Build-3</meta:generator>
  </office:meta>
</office:document-meta>
</file>